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cccccc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2.584cm" svg:height="16.533cm" svg:x="3.238cm" svg:y="3.312cm" svg:viewBox="0 0 12585 16534" svg:d="M12463 2084c-193-401-451-783-800-1045-374-282-762-513-1184-731-435-225-875-250-1323-278-348-23-709-69-1044 35-384 118-727 350-1045 592-347 263-579 653-800 1044-200 354-147 719-105 1079 41 353 103 690 139 1045 37 365 183 713 244 1079 57 342 36 697 0 1044-38 362 4 721-70 1079-74 356-9 720-69 1080-59 356-161 704-279 1044-151 433-547 717-905 975-311 224-702 341-1079 348-384 6-712 154-1079 209s-746 98-1079 278c-352 190-832 128-1080 488-230 333-558 627-626 1044-63 394-286 730-279 1149 7 385 19 796 244 1114 256 363 440 810 835 1044 366 217 618 581 1080 662 354 61 695 49 1044 70 379 23 729-126 1079-244 408-138 802-321 1184-522 400-211 858-236 1288-349 389-102 755-294 1149-382 395-89 796-187 1149-383 439-244 879-508 1183-940 252-358 441-751 731-1080 292-331 547-697 766-1079 198-346 505-623 592-1044 74-353 204-690 244-1045 42-369-8-744 0-1114 8-386 28-789-105-1149-132-357-168-725-278-1079-110-355-81-720-70-1079 12-368 221-688 209-1079-11-351 23-697 35-1045l-35-348v-348l105-7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ffffff" draw:fill-gradient-name="Gradient_20_7" draw:fill-hatch-name="Hatch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os Koutroumpas</meta:initial-creator>
    <meta:creation-date>2018-12-01T16:07:23.13</meta:creation-date>
    <dc:date>2018-12-01T21:15:50.49</dc:date>
    <dc:creator>Marios Koutroumpas</dc:creator>
    <meta:editing-duration>PT4H53M17S</meta:editing-duration>
    <meta:editing-cycles>1</meta:editing-cycles>
    <meta:document-statistic meta:object-count="1"/>
    <meta:generator>OpenOffice/4.1.5$Win32 OpenOffice.org_project/415m1$Build-9789</meta:generator>
  </office:meta>
</office:document-meta>
</file>